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office:value-type="string" table:style-name="ce3">
            <text:p>icms_file_TarFil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office:value-type="string" table:style-name="ce3">
            <text:p>icms_file_ZipFil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office:value-type="string" table:style-name="ce3">
            <text:p>icms_data_commen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office:value-type="string" table:style-name="ce3">
            <text:p>icms_file_Down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office:value-type="string" table:style-name="ce1">
            <text:p>deprecated, combined with 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office:value-type="string" table:style-name="ce3">
            <text:p>icms_view_Breadcr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office:value-type="string" table:style-name="ce1">
            <text:p>icms_feeds_R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office:value-type="string" table:style-name="ce1">
            <text:p>icms_view_Printerfriendl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office:value-type="string" table:style-name="ce1">
            <text:p>icms_feeds_Simpler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office:value-type="string" table:style-name="ce1">
            <text:p>icms_core_Versioncheck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office:value-type="string" table:style-name="ce1">
            <text:p>icms_view_PageNav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office:value-type="string" table:style-name="ce1">
            <text:p>icms_plugins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office:value-type="string" table:style-name="ce1">
            <text:p>icms_plugins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office:value-type="string" table:style-name="ce3">
            <text:p>icms_file_TarDownload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office:value-type="string" table:style-name="ce3">
            <text:p>icms_file_MediaUp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office:value-type="string" table:style-name="ce3">
            <text:p>icms_file_MediaUp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office:value-type="string" table:style-name="ce2">
            <text:p>* multiple unrleated methods, still some to refac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office:value-type="string" table:style-name="ce1">
            <text:p>icms_messagin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office:value-type="string" table:style-name="ce3">
            <text:p>icms_file_Down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form_Secure, needs to be completed when IcmsForm is conver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office:value-type="string" table:style-name="ce1">
            <text:p>icms_ipf_form_elements_Autocomple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office:value-type="string" table:style-name="ce1">
            <text:p>icms_ipf_form_elements_Blockoption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office:value-type="string" table:style-name="ce1">
            <text:p>icms_ipf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office:value-type="string" table:style-name="ce1">
            <text:p>icms_ipf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office:value-type="string" table:style-name="ce1">
            <text:p>icms_ipf_form_elements_Da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office:value-type="string" table:style-name="ce1">
            <text:p>icms_ipf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office:value-type="string" table:style-name="ce1">
            <text:p>icms_ipf_form_elements_Fil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office:value-type="string" table:style-name="ce1">
            <text:p>icms_ipf_form_elements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office:value-type="string" table:style-name="ce1">
            <text:p>icms_ipf_form_elements_Imag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office:value-type="string" table:style-name="ce1">
            <text:p>icms_ipf_form_elements_Langu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office:value-type="string" table:style-name="ce1">
            <text:p>icms_ipf_form_elements_P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office:value-type="string" table:style-name="ce1">
            <text:p>icms_ipf_form_elements_Parentcateg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office:value-type="string" table:style-name="ce1">
            <text:p>icms_ipf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office:value-type="string" table:style-name="ce1">
            <text:p>icms_ipf_form_elements_Selectmult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office:value-type="string" table:style-name="ce1">
            <text:p>icms_ipf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office:value-type="string" table:style-name="ce1">
            <text:p>icms_messaging_Email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1">
            <text:p>icms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opsRank</text:p>
          </table:table-cell>
          <table:table-cell office:value-type="string" table:style-name="ce3">
            <text:p>icms_data_ran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opsRankHandler</text:p>
          </table:table-cell>
          <table:table-cell office:value-type="string" table:style-name="ce3">
            <text:p>icms_data_ran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User</text:p>
          </table:table-cell>
          <table:table-cell office:value-type="string" table:style-name="ce1">
            <text:p>Unnecessary – use 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UserHandler</text:p>
          </table:table-cell>
          <table:table-cell office:value-type="string" table:style-name="ce1">
            <text:p>unnecessary – use 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office:value-type="string" table:style-name="ce3">
            <text:p>icms_imag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office:value-type="string" table:style-name="ce3">
            <text:p>icms_imag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5" table:style-name="ro2">
          <table:table-cell table:number-columns-repeated="16384"/>
        </table:table-row>
      </table:table>
      <table:database-ranges>
        <table:database-range table:target-range-address="Sheet1.A1:Sheet1.D24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2-04T13:25:47Z</dc:date>
    <meta:editing-cycles>53</meta:editing-cycles>
    <meta:editing-duration>PT0S</meta:editing-duration>
  </office:meta>
</office:document-meta>
</file>